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5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7" style:family="text">
      <style:text-properties fo:color="#000000" style:font-name="Segoe UI" fo:font-size="20pt" style:font-name-asian="Segoe UI" style:font-size-asian="20pt" style:font-name-complex="Segoe UI" style:font-size-complex="20pt"/>
    </style:style>
    <style:style style:name="T8" style:family="text">
      <style:text-properties fo:color="#000000" style:text-position="super 58%" style:font-name="Segoe UI" fo:font-size="7pt" fo:font-weight="bold" style:font-name-asian="Segoe UI" style:font-size-asian="7pt" style:font-weight-asian="bold" style:font-name-complex="Segoe UI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762cm">
          <draw:text-box>
            <text:p text:style-name="P1"><text:span text:style-name="T1">Holy Gospel</text:span></text:p>
            <text:p text:style-name="P1"><text:span text:style-name="T2">Matthew 13:44–5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6.263cm" svg:x="1.778cm" svg:y="0.762cm">
          <draw:text-box>
            <text:p text:style-name="P4"><text:span text:style-name="T3">44</text:span><text:span text:style-name="T4">[Jesus said:] “The kingdom of heaven is like treasure hidden in a field, which a man found and covered up. Then in his joy he goes and sells all that he has and buys that fie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384cm" svg:height="7.199cm" svg:x="1.778cm" svg:y="0.762cm">
          <draw:text-box>
            <text:p text:style-name="P4"><text:span text:style-name="T5">45</text:span><text:span text:style-name="T6">“Again, the kingdom of heaven is like a merchant in search of fine pearls, </text:span><text:span text:style-name="T5">46</text:span><text:span text:style-name="T6">who, on finding one pearl of great value, went and sold all that he had and bought it. 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384cm" svg:height="7.766cm" svg:x="1.778cm" svg:y="0.762cm">
          <draw:text-box>
            <text:p text:style-name="P4"><text:span text:style-name="T5">47</text:span><text:span text:style-name="T6">“Again, the kingdom of heaven is like a net that was thrown into the sea and gathered fish of every kind. </text:span><text:span text:style-name="T5">48</text:span><text:span text:style-name="T6">When it was full, men drew it ashore and sat down and sorted the good into containers but threw away the b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384cm" svg:height="7.766cm" svg:x="1.778cm" svg:y="0.762cm">
          <draw:text-box>
            <text:p text:style-name="P4"><text:span text:style-name="T8"><text:s/></text:span><text:span text:style-name="T5">49</text:span><text:span text:style-name="T6">So it will be at the close of the age. The angels will come out and separate the evil from the righteous </text:span><text:span text:style-name="T5">50</text:span><text:span text:style-name="T6">and throw them into the fiery furnace. In that place there will be weeping and gnashing of te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2" draw:layer="layout" svg:width="24.384cm" svg:height="3.257cm" svg:x="1.778cm" svg:y="0.762cm">
          <draw:text-box>
            <text:p text:style-name="P4"><text:span text:style-name="T5">51</text:span><text:span text:style-name="T6">“Have you understood all these things?” They said to him, “Ye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7" draw:text-style-name="P2" draw:layer="layout" svg:width="24.384cm" svg:height="8.702cm" svg:x="1.778cm" svg:y="0.762cm">
          <draw:text-box>
            <text:p text:style-name="P4"><text:span text:style-name="T5">52</text:span><text:span text:style-name="T6">And he said to them, “Therefore every scribe who has been trained for the kingdom of heaven is like a master of a house, who brings out of his treasure what is new and what is old.”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20:00:09.733000000</meta:creation-date>
    <dc:title>bluwht blank</dc:title>
    <meta:editing-duration>PT2M20S</meta:editing-duration>
    <meta:editing-cycles>5</meta:editing-cycles>
    <meta:generator>LibreOffice/5.3.4.2$Windows_X86_64 LibreOffice_project/f82d347ccc0be322489bf7da61d7e4ad13fe2ff3</meta:generator>
    <dc:date>2017-07-26T15:19:32.158000000</dc:date>
    <meta:document-statistic meta:object-count="53"/>
  </office:meta>
</office:document-meta>
</file>